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ourier" svg:font-family="Courier" style:font-family-generic="modern" style:font-pitch="fixed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Courier" fo:font-size="10pt" style:font-size-asian="10pt" style:font-size-complex="10pt"/>
    </style:style>
    <style:style style:name="T1" style:family="text">
      <style:text-properties style:font-name="Courier"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Proposal - <text:span text:style-name="T1">AR – connect function to support connect to units/instances;</text:span></text:p>
          </table:table-cell>
        </table:table-row>
        <table:table-row>
          <table:table-cell table:style-name="Table2.A2" office:value-type="string">
            <text:p text:style-name="P1">Example: a top unit contains a signal and several instances that require to be connected to that signal</text:p>
            <text:p text:style-name="P1">Code:</text:p>
            <text:p text:style-name="P1">csl_unit chip,a,b,c,d;</text:p>
            <text:p text:style-name="P1">class chip : public csl_unit {</text:p>
            <text:p text:style-name="P1"><text:s/>public:</text:p>
            <text:p text:style-name="P1"><text:s text:c="2"/>csl_build(){</text:p>
            <text:p text:style-name="P1"><text:s text:c="3"/>add_instance(a,a);</text:p>
            <text:p text:style-name="P1"><text:s text:c="3"/>add_instance(b,b);</text:p>
            <text:p text:style-name="P1"><text:s text:c="3"/>add_instance(c,c);</text:p>
            <text:p text:style-name="P1"><text:s text:c="3"/>add_instance(d,d);</text:p>
            <text:p text:style-name="P1"><text:s text:c="3"/>add_signal(wire,clk);</text:p>
            <text:p text:style-name="P1"><text:s text:c="3"/>clk.connect_all(); //connect clk to all units in chip (a,b,c,d)</text:p>
            <text:p text:style-name="P1"><text:s text:c="22"/>//also creates clk port in these units</text:p>
            <text:p text:style-name="P1"><text:s text:c="3"/>//also this should work</text:p>
            <text:p text:style-name="P1"><text:s text:c="3"/>//clk.connect(a); //connects clk to unit a and infers port clk in a</text:p>
            <text:p text:style-name="P1"><text:s text:c="2"/>}</text:p>
            <text:p text:style-name="P1">};</text:p>
          </table:table-cell>
        </table:table-row>
        <table:table-row>
          <table:table-cell table:style-name="Table2.A2" office:value-type="string">
            <text:p text:style-name="Table_20_Contents">Observations</text:p>
          </table:table-cell>
        </table:table-row>
        <table:table-row>
          <table:table-cell table:style-name="Table2.A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Resolution</text:p>
          </table:table-cell>
        </table:table-row>
        <table:table-row>
          <table:table-cell table:style-name="Table2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Proposal - <text:span text:style-name="T1">AR - connect function to support lists as arguments</text:span></text:p>
          </table:table-cell>
        </table:table-row>
        <table:table-row>
          <table:table-cell table:style-name="Table3.A2" office:value-type="string">
            <text:p text:style-name="P1"/>
            <text:p text:style-name="P1">Example: In connecting two interfaces one wishes to connect only selected ports that are specified in a list</text:p>
            <text:p text:style-name="P1">Code:</text:p>
            <text:p text:style-name="P1">csl_unit a,b,top;</text:p>
            <text:p text:style-name="P1">class a : public csl_unit {</text:p>
            <text:p text:style-name="P1"><text:s/>public:</text:p>
            <text:p text:style-name="P1"><text:s text:c="2"/>csl_interface ifc(csl_list(x,y,z)(input), t(output));</text:p>
            <text:p text:style-name="P1"><text:s text:c="2"/>csl_build(){}</text:p>
            <text:p text:style-name="P1">};</text:p>
            <text:p text:style-name="P1">class b : public csl_unit {</text:p>
            <text:p text:style-name="P1"><text:s/>public:</text:p>
            <text:p text:style-name="P1"><text:s text:c="2"/>csl_interface ifc(csl_list(m,n,o)(output), p(input));</text:p>
            <text:p text:style-name="P1"><text:s text:c="2"/>csl_build(){}</text:p>
            <text:p text:style-name="P1">};</text:p>
            <text:p text:style-name="P1">class top : public csl_unit {</text:p>
            <text:p text:style-name="P1"><text:s/>public:</text:p>
            <text:p text:style-name="P1"><text:s text:c="2"/>csl_build(){</text:p>
            <text:p text:style-name="P1"><text:s text:c="3"/>add_instance(a,a);</text:p>
            <text:p text:style-name="P1"><text:s text:c="3"/>add_instance(b,b);</text:p>
            <text:p text:style-name="P1"><text:s text:c="3"/>a.ifc.tconnect(b.ifc.p); //simple connect</text:p>
            <text:p text:style-name="P1"><text:s text:c="3"/>a.ifc.csl_list(x,y).connect(b.ifc.csl_list(n,o)); //selective connection</text:p>
            <text:p text:style-name="P1"><text:s text:c="23"/>//user specifies in a list only the ports to be connected</text:p>
            <text:p text:style-name="P1"><text:s text:c="2"/>}</text:p>
            <text:p text:style-name="P1">};</text:p>
          </table:table-cell>
        </table:table-row>
        <table:table-row>
          <table:table-cell table:style-name="Table3.A2" office:value-type="string">
            <text:p text:style-name="Table_20_Contents">Observations</text:p>
          </table:table-cell>
        </table:table-row>
        <table:table-row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Resolution</text:p>
          </table:table-cell>
        </table:table-row>
        <table:table-row>
          <table:table-cell table:style-name="Table3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ourier" svg:font-family="Courier" style:font-family-generic="modern" style:font-pitch="fixed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font-name-asian="Bitstream Vera Sans1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7-04-12T13:01:45</meta:creation-date>
    <dc:date>2007-04-12T13:29:00</dc:date>
    <dc:language>en-US</dc:language>
    <meta:editing-cycles>3</meta:editing-cycles>
    <meta:editing-duration>PT11M45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46" meta:word-count="218" meta:character-count="1335"/>
  </office:meta>
</office:document-meta>
</file>